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stroke="dash" draw:stroke-dash="Long_20_Dash_20__28_Rounded_29_" svg:stroke-width="0.035cm" svg:stroke-color="#ff0000" draw:marker-start-width="0.252cm" draw:marker-end="Arrowheads_20_7" draw:marker-end-width="0.352cm" svg:stroke-linecap="round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color="#ff0000" draw:marker-end="Arrowheads_20_8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 loext:decorative="false"/>
      <style:paragraph-properties style:writing-mode="lr-tb"/>
    </style:style>
    <style:style style:name="gr12" style:family="graphic" style:parent-style-name="standard">
      <style:graphic-properties draw:fill-color="#ff0000" draw:textarea-vertical-align="middle" draw:auto-grow-height="false" fo:min-height="0.249cm" fo:min-width="0cm" fo:wrap-option="wrap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0.635cm" svg:height="2.54cm" svg:x="17.51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87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24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5.60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9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33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06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2.43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79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16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0.52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9.89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9.41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78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145cm" svg:y="8.62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3.54cm" svg:y1="3.54cm" svg:x2="13.7cm" svg:y2="3.54cm">
          <text:p/>
        </draw:line>
        <draw:custom-shape draw:style-name="gr4" draw:text-style-name="P1" draw:layer="layout" svg:width="1.905cm" svg:height="0.635cm" svg:x="8.62cm" svg:y="3.2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4cm" svg:y1="17.51cm" svg:x2="26.4cm" svg:y2="17.51cm">
          <text:p/>
        </draw:line>
        <draw:frame draw:style-name="gr5" draw:text-style-name="P3" draw:layer="layout" svg:width="3.638cm" svg:height="0.962cm" svg:x="3.54cm" svg:y="1.952cm">
          <draw:text-box>
            <text:p>Process 7</text:p>
          </draw:text-box>
        </draw:frame>
        <draw:frame draw:style-name="gr6" draw:text-style-name="P3" draw:layer="layout" svg:width="3.36cm" svg:height="0.962cm" svg:x="20.5cm" svg:y="10.833cm">
          <draw:text-box>
            <text:p>MMU/TLB</text:p>
          </draw:text-box>
        </draw:frame>
        <draw:frame draw:style-name="gr7" draw:text-style-name="P4" draw:layer="layout" svg:width="2.847cm" svg:height="0.725cm" svg:x="5.445cm" svg:y="5.127cm">
          <draw:text-box>
            <text:p><text:span text:style-name="T1">unpopulated</text:span></text:p>
          </draw:text-box>
        </draw:frame>
        <draw:line draw:style-name="gr8" draw:text-style-name="P2" draw:layer="layout" svg:x1="7.35cm" svg:y1="4.81cm" svg:x2="8.302cm" svg:y2="4.175cm">
          <text:p/>
        </draw:line>
        <draw:line draw:style-name="gr9" draw:text-style-name="P2" draw:layer="layout" svg:x1="9.572cm" svg:y1="3.857cm" svg:x2="13.7cm" svg:y2="8.62cm">
          <text:p/>
        </draw:line>
        <draw:line draw:style-name="gr10" draw:text-style-name="P2" draw:layer="layout" svg:x1="11.16cm" svg:y1="1.635cm" svg:x2="9.572cm" svg:y2="3.222cm">
          <text:p/>
        </draw:line>
        <draw:frame draw:style-name="gr11" draw:text-style-name="P3" draw:layer="layout" svg:width="5.294cm" svg:height="0.962cm" svg:x="17.51cm" svg:y="5.127cm">
          <draw:text-box>
            <text:p>MMU trap issued</text:p>
          </draw:text-box>
        </draw:frame>
        <draw:line draw:style-name="gr8" draw:text-style-name="P2" draw:layer="layout" svg:x1="17.192cm" svg:y1="6.08cm" svg:x2="15.287cm" svg:y2="7.35cm">
          <text:p/>
        </draw:line>
        <draw:custom-shape draw:style-name="gr12" draw:text-style-name="P5" draw:layer="layout" svg:width="0.952cm" svg:height="1.587cm" svg:x="14.017cm" svg:y="6.71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03:13.055191504</meta:creation-date>
    <dc:date>2024-10-29T06:21:33.521233576</dc:date>
    <meta:editing-duration>PT2H39M53S</meta:editing-duration>
    <meta:editing-cycles>27</meta:editing-cycles>
    <meta:generator>LibreOffice/7.6.7.2$Linux_X86_64 LibreOffice_project/60$Build-2</meta:generator>
    <meta:document-statistic meta:object-count="29"/>
  </office:meta>
</office:document-meta>
</file>